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31.34mm"/>
    </style:style>
    <style:style style:name="Table1.B" style:family="table-column">
      <style:table-column-properties style:column-width="138.61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2" style:family="paragraph" style:parent-style-name="Table_20_Contents">
      <style:text-properties style:font-name="LM Roman 10" fo:language="es" fo:country="ES" officeooo:rsid="0008380c" officeooo:paragraph-rsid="0008380c"/>
    </style:style>
    <style:style style:name="P3" style:family="paragraph" style:parent-style-name="Table_20_Contents">
      <style:text-properties style:font-name="LM Roman 10" fo:language="es" fo:country="ES" officeooo:rsid="000d2d2c" officeooo:paragraph-rsid="000d2d2c"/>
    </style:style>
    <style:style style:name="P4" style:family="paragraph" style:parent-style-name="Table_20_Contents">
      <style:paragraph-properties fo:text-align="center" style:justify-single-word="false"/>
      <style:text-properties style:font-name="LM Roman Slanted 10" fo:language="es" fo:country="ES" fo:font-weight="bold" officeooo:rsid="00053908" officeooo:paragraph-rsid="00053908" style:font-weight-asian="bold" style:font-weight-complex="bold"/>
    </style:style>
    <style:style style:name="P5" style:family="paragraph" style:parent-style-name="Table_20_Contents">
      <style:text-properties style:font-name="LM Roman 10" fo:language="es" fo:country="ES" officeooo:rsid="000d9712" officeooo:paragraph-rsid="000d9712"/>
    </style:style>
    <style:style style:name="P6" style:family="paragraph">
      <style:paragraph-properties fo:text-align="center"/>
    </style:style>
    <style:style style:name="T1" style:family="text">
      <style:text-properties officeooo:rsid="000d2d2c"/>
    </style:style>
    <style:style style:name="T2" style:family="text">
      <style:text-properties officeooo:rsid="000d9712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Conceptos de Solución Propuestos</text:p>
          </table:table-cell>
          <table:covered-table-cell/>
        </table:table-row>
        <table:table-row>
          <table:table-cell table:style-name="Table1.A2" office:value-type="string">
            <text:p text:style-name="P1">Opción 1</text:p>
            <text:p text:style-name="P1"><draw:line text:anchor-type="paragraph" draw:z-index="0" draw:name="Shape1" draw:style-name="gr1" draw:text-style-name="P6" svg:x1="8.34mm" svg:y1="3.32mm" svg:x2="22.26mm" svg:y2="3.43mm"><text:p/></draw:line></text:p>
          </table:table-cell>
          <table:table-cell table:style-name="Table1.B2" office:value-type="string">
            <text:p text:style-name="P3">Para esta solución se usarán un acelerómetro, giroscopio y magnetómetro de 3 ejes cada uno, <text:span text:style-name="T2">reunidos en un IMU</text:span>. Además, se usará también un módulo GPS y un conector OBD2 que se pueda comunicar por medio de bluetooth con el microcontrolador.</text:p>
          </table:table-cell>
        </table:table-row>
        <table:table-row>
          <table:table-cell table:style-name="Table1.A2" office:value-type="string">
            <text:p text:style-name="P1">Opción 2</text:p>
            <text:p text:style-name="P1"><draw:line text:anchor-type="paragraph" draw:z-index="2" draw:name="Shape1" draw:style-name="gr3" draw:text-style-name="P6" svg:x1="9.15mm" svg:y1="2.82mm" svg:x2="23.07mm" svg:y2="2.93mm"><text:p/></draw:line></text:p>
          </table:table-cell>
          <table:table-cell table:style-name="Table1.B2" office:value-type="string">
            <text:p text:style-name="P2">En esta solución se usará un <text:span text:style-name="T1">acelerómetro, giroscopio y magnetómetro, de dos ejes cada uno, reunidos en un IMU. Además se usará también un módulo GPS y un conector OBD2 que pueda comunicarse a través de WiFi con la computadora mencionada en el módulo de comunicación.</text:span></text:p>
          </table:table-cell>
        </table:table-row>
        <table:table-row>
          <table:table-cell table:style-name="Table1.A2" office:value-type="string">
            <text:p text:style-name="P1">Opción 3</text:p>
            <text:p text:style-name="P1"><draw:line text:anchor-type="paragraph" draw:z-index="1" draw:name="Shape1" draw:style-name="gr2" draw:text-style-name="P6" svg:x1="9.44mm" svg:y1="2.82mm" svg:x2="23.36mm" svg:y2="2.93mm"><text:p/></draw:line></text:p>
          </table:table-cell>
          <table:table-cell table:style-name="Table1.B2" office:value-type="string">
            <text:p text:style-name="P5">Para esta solución se usarán los sensores presentes en un smartphone (IMU y GPS) y además este smartphone se comunicará inalámbricamente con el conector OBD2 por medio de WiF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33:10.744378445</meta:creation-date>
    <dc:date>2018-09-25T08:03:58.856318511</dc:date>
    <meta:editing-duration>PT23M51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26" meta:character-count="739" meta:non-whitespace-character-count="620"/>
  </office:meta>
</office:document-meta>
</file>